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58.8pt"/>
    </style:style>
    <style:style style:name="co3" style:family="table-column">
      <style:table-column-properties fo:break-before="auto" style:column-width="81.81pt"/>
    </style:style>
    <style:style style:name="co4" style:family="table-column">
      <style:table-column-properties fo:break-before="auto" style:column-width="188.9pt"/>
    </style:style>
    <style:style style:name="co5" style:family="table-column">
      <style:table-column-properties fo:break-before="auto" style:column-width="172.06pt"/>
    </style:style>
    <style:style style:name="co6" style:family="table-column">
      <style:table-column-properties fo:break-before="auto" style:column-width="162.45pt"/>
    </style:style>
    <style:style style:name="co7" style:family="table-column">
      <style:table-column-properties fo:break-before="auto" style:column-width="207.55pt"/>
    </style:style>
    <style:style style:name="ro1" style:family="table-row">
      <style:table-row-properties style:row-height="12.81pt" fo:break-before="auto" style:use-optimal-row-height="true"/>
    </style:style>
    <style:style style:name="ro2" style:family="table-row">
      <style:table-row-properties style:row-height="85.21pt" fo:break-before="auto" style:use-optimal-row-height="false"/>
    </style:style>
    <style:style style:name="ro3" style:family="table-row">
      <style:table-row-properties style:row-height="24.01pt" fo:break-before="auto" style:use-optimal-row-height="true"/>
    </style:style>
    <style:style style:name="ro4" style:family="table-row">
      <style:table-row-properties style:row-height="69.59pt" fo:break-before="auto" style:use-optimal-row-height="true"/>
    </style:style>
    <style:style style:name="ro5" style:family="table-row">
      <style:table-row-properties style:row-height="137.99pt" fo:break-before="auto" style:use-optimal-row-height="true"/>
    </style:style>
    <style:style style:name="ro6" style:family="table-row">
      <style:table-row-properties style:row-height="150.01pt" fo:break-before="auto" style:use-optimal-row-height="true"/>
    </style:style>
    <style:style style:name="ro7" style:family="table-row">
      <style:table-row-properties style:row-height="115.2pt" fo:break-before="auto" style:use-optimal-row-height="true"/>
    </style:style>
    <style:style style:name="ro8" style:family="table-row">
      <style:table-row-properties style:row-height="35.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5" style:family="table-cell" style:parent-style-name="Default">
      <style:table-cell-properties fo:wrap-option="wrap" fo:border="0.99pt double #000000" style:border-line-width="1.5pt 0.11pt 0.74pt"/>
    </style:style>
    <style:style style:name="ce6" style:family="table-cell" style:parent-style-name="Default">
      <style:table-cell-properties fo:border-bottom="0.99pt double #000000" style:border-line-width-bottom="0.74pt 0.74pt 0.06pt" fo:wrap-option="wrap" fo:border-left="0.99pt double #000000" style:border-line-width-left="0.74pt 0.74pt 0.06pt" fo:border-right="none" fo:border-top="0.99pt double #000000" style:border-line-width-top="0.74pt 0.74pt 0.06pt"/>
    </style:style>
    <style:style style:name="ce7" style:family="table-cell" style:parent-style-name="Default">
      <style:table-cell-properties fo:border-bottom="0.99pt double #000000" style:border-line-width-bottom="0.74pt 0.74pt 0.06pt" fo:wrap-option="wrap" fo:border-left="none" fo:border-right="none" fo:border-top="0.99pt double #000000" style:border-line-width-top="0.74pt 0.74pt 0.06pt"/>
    </style:style>
    <style:style style:name="ce8" style:family="table-cell" style:parent-style-name="Default">
      <style:table-cell-properties fo:border-bottom="0.99pt double #000000" style:border-line-width-bottom="0.74pt 0.74pt 0.06pt" fo:wrap-option="wrap" fo:border-left="none" fo:border-right="0.99pt double #000000" style:border-line-width-right="0.74pt 0.74pt 0.06pt" fo:border-top="0.99pt double #000000" style:border-line-width-top="0.74pt 0.74pt 0.06pt"/>
    </style:style>
    <style:style style:name="ce9" style:family="table-cell" style:parent-style-name="Default">
      <style:table-cell-properties fo:border-bottom="0.99pt double #000000" style:border-line-width-bottom="0.74pt 0.74pt 0.06pt" fo:wrap-option="wrap" fo:border-left="none" fo:border-right="0.99pt double #000000" style:border-line-width-right="0.74pt 0.74pt 0.06pt" fo:border-top="0.99pt double #000000" style:border-line-width-top="0.74pt 0.74pt 0.06pt"/>
      <style:text-properties fo:font-style="italic" style:font-style-asian="italic" style:font-style-complex="italic"/>
    </style:style>
    <style:style style:name="T1" style:family="text">
      <style:text-properties style:font-weight-asian="bold" style:font-weight-complex="bold" fo:font-weight="bold"/>
    </style:style>
    <style:style style:name="T2" style:family="text">
      <style:text-properties fo:font-weight="normal" style:font-weight-asian="normal" style:font-weight-complex="normal"/>
    </style:style>
    <style:style style:name="T3" style:family="text">
      <style:text-properties style:font-weight-complex="bold" style:font-weight-asian="bold" fo:font-weight="bold"/>
    </style:style>
    <style:style style:name="T4" style:family="text">
      <style:text-properties fo:font-weight="normal" style:font-weight-asian="normal" style:font-weight-complex="normal" fo:font-style="italic" style:font-style-asian="italic" style:font-style-complex="italic"/>
    </style:style>
    <style:style style:name="T5" style:family="text">
      <style:text-properties fo:font-weight="normal" style:font-weight-asian="normal" style:font-weight-complex="normal" fo:font-style="normal" style:font-style-asian="normal" style:font-style-complex="normal"/>
    </style:style>
    <style:style style:name="T6" style:family="text">
      <style:text-properties fo:font-style="normal" style:font-style-asian="normal" style:font-style-complex="normal" fo:font-weight="bold" style:font-weight-asian="bold" style:font-weight-complex="bold"/>
    </style:style>
    <style:style style:name="T7" style:family="text">
      <style:text-properties fo:font-style="normal" style:font-style-asian="normal" style:font-style-complex="normal"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34" table:default-cell-style-name="ce1"/>
        <table:table-row table:style-name="ro1">
          <table:table-cell table:number-columns-repeated="2"/>
          <table:table-cell table:style-name="Default" table:number-columns-repeated="40"/>
        </table:table-row>
        <table:table-row table:style-name="ro1">
          <table:table-cell table:number-columns-repeated="42"/>
        </table:table-row>
        <table:table-row table:style-name="ro1">
          <table:table-cell table:number-columns-repeated="2"/>
          <table:table-cell table:style-name="ce5" office:value-type="string" calcext:value-type="string">
            <text:p>Name: Andrea Di Dio</text:p>
          </table:table-cell>
          <table:table-cell table:number-columns-repeated="39"/>
        </table:table-row>
        <table:table-row table:style-name="ro1">
          <table:table-cell table:number-columns-repeated="2"/>
          <table:table-cell table:style-name="ce5" office:value-type="string" calcext:value-type="string">
            <text:p>Vunet ID: ado380</text:p>
          </table:table-cell>
          <table:table-cell table:number-columns-repeated="39"/>
        </table:table-row>
        <table:table-row table:style-name="ro1">
          <table:table-cell table:number-columns-repeated="2"/>
          <table:table-cell table:style-name="ce5" office:value-type="string" calcext:value-type="string">
            <text:p>Student Number: 2593888</text:p>
          </table:table-cell>
          <table:table-cell table:number-columns-repeated="39"/>
        </table:table-row>
        <table:table-row table:style-name="ro1">
          <table:table-cell table:number-columns-repeated="2"/>
          <table:table-cell table:style-name="ce5" office:value-type="string" calcext:value-type="string">
            <text:p>Email: <text:a xlink:href="mailto:andreadidio98@gmail.com" xlink:type="simple">andreadidio98@gmail.com</text:a></text:p>
          </table:table-cell>
          <table:table-cell table:number-columns-repeated="39"/>
        </table:table-row>
        <table:table-row table:style-name="ro1" table:number-rows-repeated="3">
          <table:table-cell table:number-columns-repeated="42"/>
        </table:table-row>
        <table:table-row table:style-name="ro1">
          <table:table-cell table:number-columns-repeated="3"/>
          <table:table-cell table:style-name="ce6" office:value-type="string" calcext:value-type="string">
            <text:p>Line Number:</text:p>
          </table:table-cell>
          <table:table-cell table:style-name="ce7" office:value-type="string" calcext:value-type="string">
            <text:p>Type Of Vulnerability:</text:p>
          </table:table-cell>
          <table:table-cell table:style-name="ce7" office:value-type="string" calcext:value-type="string">
            <text:p>Possible Exploit:</text:p>
          </table:table-cell>
          <table:table-cell table:style-name="ce7" office:value-type="string" calcext:value-type="string">
            <text:p>Possible Mitigation:</text:p>
          </table:table-cell>
          <table:table-cell table:style-name="ce8" office:value-type="string" calcext:value-type="string">
            <text:p>Short Description:</text:p>
          </table:table-cell>
          <table:table-cell table:number-columns-repeated="34"/>
        </table:table-row>
        <table:table-row table:style-name="ro2">
          <table:table-cell table:number-columns-repeated="3"/>
          <table:table-cell table:style-name="ce6" office:value-type="float" office:value="31" calcext:value-type="float">
            <text:p>31</text:p>
          </table:table-cell>
          <table:table-cell table:style-name="ce7" office:value-type="string" calcext:value-type="string">
            <text:p>Buffer Overflow (Uses wrong function)</text:p>
          </table:table-cell>
          <table:table-cell table:style-name="ce7" office:value-type="string" calcext:value-type="string">
            <text:p>Running ./secprog with username of 33Bytes (‘A’*33) overflows and allows access.</text:p>
          </table:table-cell>
          <table:table-cell table:style-name="ce7" office:value-type="string" calcext:value-type="string">
            <text:p>Use strncpy() to limit user input at 31Bytes and save an index (current_user[31])for null-termination. Another way to mitigate is to swap the order of lines 30 and 31. So that the logged_in variable is set to 0 again.</text:p>
          </table:table-cell>
          <table:table-cell table:style-name="ce8" office:value-type="string" calcext:value-type="string">
            <text:p>By overflowing, the username is set to (‘A’ * 32), and the extra ‘A’ is used to overflow into the logged_in variable of the userdata struct, which is therefore set to dec(‘A’)==65 (i.e., != 0 == true).</text:p>
          </table:table-cell>
          <table:table-cell table:number-columns-repeated="34"/>
        </table:table-row>
        <table:table-row table:style-name="ro3">
          <table:table-cell table:number-columns-repeated="3"/>
          <table:table-cell table:style-name="ce6" office:value-type="float" office:value="33" calcext:value-type="float">
            <text:p>33</text:p>
          </table:table-cell>
          <table:table-cell table:style-name="ce7" office:value-type="string" calcext:value-type="string">
            <text:p>Buffer Overflow</text:p>
          </table:table-cell>
          <table:table-cell table:style-name="ce7" office:value-type="string" calcext:value-type="string">
            <text:p>Give input longer than buffer</text:p>
          </table:table-cell>
          <table:table-cell table:style-name="ce7" office:value-type="string" calcext:value-type="string">
            <text:p>Null-Terminate the buffer and limit user input before strcmp() call.</text:p>
          </table:table-cell>
          <table:table-cell table:style-name="ce8" office:value-type="string" calcext:value-type="string">
            <text:p>Because the buffers for input are not null-terminated, there could be a buffer overflow.</text:p>
          </table:table-cell>
          <table:table-cell table:number-columns-repeated="34"/>
        </table:table-row>
        <table:table-row table:style-name="ro4">
          <table:table-cell table:number-columns-repeated="3"/>
          <table:table-cell table:style-name="ce6" office:value-type="string" calcext:value-type="string">
            <text:p>46 &amp; 57</text:p>
          </table:table-cell>
          <table:table-cell table:style-name="ce7" office:value-type="string" calcext:value-type="string">
            <text:p>Buffer Overflow (gets function)</text:p>
          </table:table-cell>
          <table:table-cell table:style-name="ce7" office:value-type="string" calcext:value-type="string">
            <text:p>Give input longer than 64Bytes could crash the program. (“Stack smashing detected” if the stack protector is enabled at compile time) or if compiled using ‘-fno-stack-protector’ segmentation fault is induced.</text:p>
          </table:table-cell>
          <table:table-cell table:style-name="ce7" office:value-type="string" calcext:value-type="string">
            <text:p>Use fgets() to limit user input at 63Bytes and save the last index for null-termination.</text:p>
          </table:table-cell>
          <table:table-cell table:style-name="ce9" office:value-type="string" calcext:value-type="string">
            <text:p>(Side-Note: Not really a security issue, but filenames in Linux have a max size of 255Bytes not 64Bytes.)</text:p>
          </table:table-cell>
          <table:table-cell table:number-columns-repeated="34"/>
        </table:table-row>
        <table:table-row table:style-name="ro5">
          <table:table-cell table:number-columns-repeated="3"/>
          <table:table-cell table:style-name="ce6" office:value-type="float" office:value="49" calcext:value-type="float">
            <text:p>49</text:p>
          </table:table-cell>
          <table:table-cell table:style-name="ce7" office:value-type="string" calcext:value-type="string">
            <text:p>Format String</text:p>
          </table:table-cell>
          <table:table-cell table:style-name="ce7" office:value-type="string" calcext:value-type="string">
            <text:p>There are various type of exploits in this case. The <text:span text:style-name="T1">first:</text:span><text:span text:style-name="T2"> if we input as the logfile which is read at line 46 a format string such as “%s%s%s%s%s%s%s” we can crash the program. The </text:span><text:span text:style-name="T3">second:</text:span><text:span text:style-name="T2"> if we input a format string as “%08x%08x%08x%08x%08x” we can </text:span><text:span text:style-name="T4">‘view’ </text:span><text:span text:style-name="T5">the stack. The </text:span><text:span text:style-name="T6">third: </text:span><text:span text:style-name="T7">We could increase the stack pointer with ‘%x’s and then print out the contents of memory location using %s. </text:span></text:p>
          </table:table-cell>
          <table:table-cell table:style-name="ce7" office:value-type="string" calcext:value-type="string">
            <text:p>Use ASLR, in order to avoid the possibility of the hacker making educated guesses and then targeting a certain address with the correct format string. Another mitigation would be to sanitise input.</text:p>
          </table:table-cell>
          <table:table-cell table:style-name="ce8"/>
          <table:table-cell table:number-columns-repeated="34"/>
        </table:table-row>
        <table:table-row table:style-name="ro6">
          <table:table-cell table:number-columns-repeated="3"/>
          <table:table-cell table:style-name="ce6" office:value-type="string" calcext:value-type="string">
            <text:p>51 &amp; 59</text:p>
          </table:table-cell>
          <table:table-cell table:style-name="ce7" office:value-type="string" calcext:value-type="string">
            <text:p>SetUID/GID Attack and race condition</text:p>
          </table:table-cell>
          <table:table-cell table:style-name="ce7" office:value-type="string" calcext:value-type="string">
            <text:p>In the time window (Time-of-Check, Time-of-Use – TOCTTOU) between these lines, an attacker, whose real-UID could not access all files (e.g., <text:span text:style-name="T8">etc</text:span><text:span text:style-name="T9">/passwd), could feed a logfile which it has access to, then create a symbolic link (ln -s /etc/passwd logfile). Because open() only checks the effective-UID, if the program is ran as a set-UID program, the effective could be ‘root’ and therefore access ‘superuser-only’ files in the file system.</text:span></text:p>
          </table:table-cell>
          <table:table-cell table:style-name="ce7" office:value-type="string" calcext:value-type="string">
            <text:p>Retrieve the i-node number of the ‘logfile’ when it is read from STDIN, after opening the file, retrieve the i-node number again, ONLY if the two i-nodes match then proceed to write to the file, if not exit and return an error code. This can be done using the fstat() function. Another way to mitigate this would be to seteuid(getuid()), so that open also works with the real-uid instead of the effective uid.</text:p>
          </table:table-cell>
          <table:table-cell table:style-name="ce8"/>
          <table:table-cell table:number-columns-repeated="34"/>
        </table:table-row>
        <table:table-row table:style-name="ro7">
          <table:table-cell table:number-columns-repeated="3"/>
          <table:table-cell table:style-name="ce6" office:value-type="float" office:value="66" calcext:value-type="float">
            <text:p>66</text:p>
          </table:table-cell>
          <table:table-cell table:style-name="ce7" office:value-type="string" calcext:value-type="string">
            <text:p>SetUID/GID Attack and Code Injection</text:p>
          </table:table-cell>
          <table:table-cell table:style-name="ce7" office:value-type="string" calcext:value-type="string">
            <text:p>An attacker could exploit this by creating a symbolic link to a command it does not have access to (e.g., ‘rm’), to something like ‘/tmp/echo’, and change the PATH env. Variable as such (PATH=/tmp:$PATH), and because the paths are traversed in order, even if the cmd is set to echo, it could run rm thanks to the symbolic link.</text:p>
          </table:table-cell>
          <table:table-cell table:style-name="ce7" office:value-type="string" calcext:value-type="string">
            <text:p>Possible mitigations could include: Check that the command to be executed is not a symbolic link (1). Sanitize input (2). Do not use system(), but instead use exec() (3).</text:p>
          </table:table-cell>
          <table:table-cell table:style-name="ce8" office:value-type="string" calcext:value-type="string">
            <text:p>Unfortunately, system spawns a sub-shell, and is therefore not easy to track what is happening “down-under”. On the other hand, exec() replaces the current process image with a new one.</text:p>
          </table:table-cell>
          <table:table-cell table:number-columns-repeated="34"/>
        </table:table-row>
        <table:table-row table:style-name="ro8">
          <table:table-cell table:number-columns-repeated="3"/>
          <table:table-cell table:style-name="ce6" office:value-type="float" office:value="65" calcext:value-type="float">
            <text:p>65</text:p>
          </table:table-cell>
          <table:table-cell table:style-name="ce7" office:value-type="string" calcext:value-type="string">
            <text:p>Unexpected Behaviour</text:p>
          </table:table-cell>
          <table:table-cell table:style-name="ce7" office:value-type="string" calcext:value-type="string">
            <text:p>An attacker could change the ulimit for the ./secprog process and could cause the function to dup2() to fail.</text:p>
          </table:table-cell>
          <table:table-cell table:style-name="ce7" office:value-type="string" calcext:value-type="string">
            <text:p>Check the return value of the dup2() call and handle the error.</text:p>
          </table:table-cell>
          <table:table-cell table:style-name="ce8"/>
          <table:table-cell table:number-columns-repeated="34"/>
        </table:table-row>
        <table:table-row table:style-name="ro1" table:number-rows-repeated="135">
          <table:table-cell table:number-columns-repeated="42"/>
        </table:table-row>
        <table:table-row table:style-name="ro1">
          <table:table-cell table:number-columns-repeated="4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3">00/00/0000</text:date>, <text:time style:data-style-name="N2" text:time-value="16:56:48.7144581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4:41:15.936892961</meta:creation-date>
    <dc:date>2018-12-03T17:37:50.039255463</dc:date>
    <meta:editing-duration>PT3H23M40S</meta:editing-duration>
    <meta:editing-cycles>7</meta:editing-cycles>
    <meta:generator>LibreOffice/6.0.6.2$Linux_X86_64 LibreOffice_project/00m0$Build-2</meta:generator>
    <meta:document-statistic meta:table-count="1" meta:cell-count="41" meta:object-count="0"/>
  </office:meta>
</office:document-meta>
</file>